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list-style-name="L1"/>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Ripasso</text:p>
      <text:p text:style-name="Standard"/>
      <text:p text:style-name="Standard">L'ereditarieta di capire quando va usata e quando no??</text:p>
      <text:p text:style-name="Standard"/>
      <text:p text:style-name="Standard">Test se la classe che estendo e la classe derivata le posso mettere ina frase derivata che la classe derivata e un tipo di classe base potrebbe essere una buona idea se la frase non sta in piedi e una cattiva idea se io dico che la ferrarari e un tipo di automobile va bene se dico che la ferrari e un tipo di guidatore non va bene probabilmente sto facendo un errore perche non si fa ereditarieta per riciclare codice si fa ereditarieta per il polimorfismo vuol dire che non aggiungo metodi ma ne modifico il comportamento non di tutti ma di alcuni voglio fare una specializzazione di qualcosa , voglio cambiare in tutto o in parte il comportamento di una classe il principio di Liscov o di sostituzione (in teoria sarebbe possibile sostitutire una classe base con una classe derivata e viceversa senza avere sorpresa deve avere la stessa forma se ho dei metodi oggiuntivi non posso cambiare posso fare questo cambio avro un errore poi si fanno dei compromessi e bisogna tenerne conto)</text:p>
      <text:p text:style-name="Standard"/>
      <text:p text:style-name="Standard">Se voglio utilizzare del codice esistente cosa faccio??</text:p>
      <text:p text:style-name="Standard"/>
      <text:p text:style-name="Standard">La composizione mi richiede di scrivere un po piu righe di codice - che due oggetti sono associati con un riferimento uno richiama i metodi dell'altro oggetto l'ereditarieta deve essere l utima chance, se ho a e b non devo pensare di esterndela ma devo pensare a inserire una classe c dove metto il codice dupplicato quindi a si compone con b vanno a utilizzare il servizio che offre, composizione meglio dell erditarieta dal punto di vista dell accoppiamento meno ce ne e meglio e <text:s/>nella composizione ce meno accoppiamento significa che se io favorisco l accoppiamento avro meno accoppiamento.</text:p>
      <text:p text:style-name="Standard"/>
      <text:p text:style-name="Standard">Perche voglio meno accoppiamento??</text:p>
      <text:p text:style-name="Standard"/>
      <text:p text:style-name="Standard">Perche quando si fanno delle modifiche si propagano meno le modifiche da effettuare perche quando mi chiedono di aggiungere qualcosa devo fare meno modifiche possibili sperando che non produca effetti collaterali da altre parti.</text:p>
      <text:p text:style-name="Standard"/>
      <text:p text:style-name="Standard">Quante linee di eredita posso avere in java??</text:p>
      <text:p text:style-name="Standard"/>
      <text:p text:style-name="Standard">1 detta ereditarieta singola questo perche e coerente con tutti questi criteri di design, il tipo di inghippo con erediterita multipla chiamata a rompo o diamante il problema che non so da quelle classe prendere il metodo, questo era vale fino a java 7 poi in java 8 le interfaccie con i metodi di dafault , posso ereditare quante interfaccie voglio perche non ho ereditarieta ma le interfaccie sono una promessa di ereditarieta quindi eredito un obbligo, hanno introdotto questi metodi di default che non e obbligatori andarle a definire nelle classi cocrete indebolento un po la rigidita di java perche se io implemento intefaccie multiple che hanno tutte implemntazioni di default io ho una forma di ereditarieta multipla per i metodi, non si possono fare nelle interfaccie di default non si posso definire i campi.</text:p>
      <text:p text:style-name="Standard"/>
      <text:p text:style-name="Standard">Programmazione funzionale</text:p>
      <text:p text:style-name="Standard"/>
      <text:p text:style-name="Standard">Che cosa e l'interfaccia funzionale??</text:p>
      <text:p text:style-name="Standard">ha un solo metodo astratto ci possono essere metodi statici e un metodo di default novita di java 8, sono obbligate solo ad avere un solo metodo implementato, visto questa semplificazione java 8 introduce le lambada function sintassi semplifictascrivere al vola l'implemntazione di una interfacia funzionale. Come fa a capire quale interfaccia funzionale attraverso l inferenza(capische quale interfaccia si addatta all'espressione) una volta che ho capito quale interfaccia e lui verifica che si <text:soft-page-break/>funzionale i parametri sa quali sono. Quindi le lambda function sono una sintassi abbreviata per scrivere delle anonimus inner class anonime. La libreria piu utilizzata e lo stream.</text:p>
      <text:p text:style-name="Standard">Cosa sono gli Stream??</text:p>
      <text:p text:style-name="Standard"/>
      <text:p text:style-name="Standard">Sono nastri trasportatori che e alternativo ad un array list ?? noperche lo stream e pensato per fare un elaborazione. Quindi la lista e messa su questo nastro trasportatore deve e specificato uno per uno i passi di questa lista ognuno di questi stati di elaborazione e una lambda e poi di farne qualcosa</text:p>
      <text:p text:style-name="Standard"><text:s/></text:p>
      <text:p text:style-name="Standard">Operazioni fondamentali Stream??</text:p>
      <text:p text:style-name="Standard"/>
      <text:p text:style-name="Standard">sono Map (da un oggetto e ne esce un oggetto entra un elemento e lo modifica ho produce un istanza della stessa classe o lo trasforma), filter (predicate booleano se ce false non vengono presi in consderazione), flatMap( entra un oggetto e lo trasforma in uno strem di oggetti) collect(chiudete il nastro trasportatre e raccoglie in una lista).</text:p>
      <text:p text:style-name="Standard"/>
      <text:p text:style-name="Standard">Optional per togliere il campo null, rappresenta qualcosa che ce oppure no, e una scatola che puo contenere oppure no un oggetto.</text:p>
      <text:p text:style-name="Standard">Opeazione fondamentale isPresent, isEmpaty, orElse, Map mi permette di fare un operazione opzionale senza scrivere la if se optional e vuoto produce un altro optional vuoto se no applica una funzione infondo ci metto l orElse per dare un risultato di default.</text:p>
      <text:p text:style-name="Standard">OrElse e OrElseget differenza il primo elabora subito il contento mente il secondo e lazy o differita caratteristica delle funzioni.</text:p>
      <text:p text:style-name="Standard"/>
      <text:p text:style-name="Standard">Enterprice Edition EE</text:p>
      <text:p text:style-name="Standard"/>
      <text:p text:style-name="Standard">Delle loro specifiche e delle loro specifiche a che fine sono fatte queste specifiche?? Di non occuparci delle cose non funzionali enterprasi e pi di web ci sono transazioni database ecc, aziendali di tutte quelle infrastrutture database scalabilita sicurezza che io non voglio essere esperto e non voglio occuparmene nel codice. Che terminologia utilizza ee?? funzionale lo si fa con il codice e non funzionale sono quelle cose che devono essere fornite da EE. Si concretizza in che oggetto concreto con ?? si concretizza con un prodotto che si chiama application server wildfly bisness logic me lo offrono con il paradgma container componente <text:s/>cioe ce un container che rappresenta l ambiente e si occupa lui della gestione dei singoli componenti. Il container si occupa delle cose non funzionali io non devo per esmpio le nelle servleto non voglio implemnetare il protocollo http lo fa l application server. Cosa significa componente rispetto ad una classe java?? un Componente si riconosce ad una configurazione <text:s/>e il ciclo di vita, e una classe java scritta con certe convenzioni dove ci sono annotazioni e configurazioni (poscio classe normale), non sono io che le istanzio le configuro per fare delle cose.</text:p>
      <text:p text:style-name="Standard"/>
      <text:p text:style-name="Standard">Quale lo schema architetturale di EE e il cubo i 5 strati</text:p>
      <text:p text:style-name="Standard">-client = la parte web</text:p>
      <text:p text:style-name="Standard">-presentazione= presenta il client esempio jsp</text:p>
      <text:p text:style-name="Standard">-besness = <text:s/>elebariamo i dati e non visibile</text:p>
      <text:p text:style-name="Standard">-integrazione= comunicare con i database</text:p>
      <text:p text:style-name="Standard">-persistenza o dati o risorse = e il database</text:p>
      <text:p text:style-name="Standard"/>
      <text:p text:style-name="Standard">Presentazione e integrazione sono cuscinetti per proteggere e gestiscono la propagazione non a livello di design ma a livello archietetturale. Si chiama multicanale voglio esporre nello stesso momento con canalidiversi perche me lo richiedono che non devono andare a impattare sul modell di bsness. Integrazione per simmetria protezione anche qui ci sono innavzioni tecnologiche dall epoca storica da vincoli imposti dal cliente mi devo cautelare, perche lo strato di besnesss deve essere protetto.Di questi 5 strati EE si occupa dei tre centrali.</text:p>
      <text:p text:style-name="Standard"><text:soft-page-break/>Forte carattestica EE: differenza i componenti non tutti fanno la stessa cosa, componenti totalmente differenziati ha ceracto di ridurle un po con il tempo.</text:p>
      <text:p text:style-name="Standard"/>
      <text:p text:style-name="Standard">Quale e una differenzazione dei componenti EE??</text:p>
      <text:p text:style-name="Standard"/>
      <text:p text:style-name="Standard">Principio di programmazione rispetta le iniezione delle indipendenza e l'inversional control che dipende dalle astrazioni (Non e la risposta perche la posso fare d appertutto)</text:p>
      <text:p text:style-name="Standard"/>
      <text:p text:style-name="Standard">3 Cose che non tutti sanno fare</text:p>
      <text:list xml:id="list7809343675430815312" text:style-name="L1">
        <text:list-item>
          <text:p text:style-name="P1">transazioni fate nel modo standard con le annotazioni con separazione container componente</text:p>
        </text:list-item>
        <text:list-item>
          <text:p text:style-name="P1">sicurezza annotazione chi puo fare qualcosa e chi no con delle annotazioni</text:p>
        </text:list-item>
        <text:list-item>
          <text:p text:style-name="P1">remotizzazione i cui avevamo 2 web app indipendenti sono sempre strettamente isolate anche se girano nello stess application server ce un meccanismo che una non vede le classi dell'altra, pero si riesce a farle comunicare insieme anche se fossero su due application server diversi. Cioe accedere a un componente che non gira sul mio contenitore fatta in maniera semplice puo farlo solo con EE</text:p>
        </text:list-item>
      </text:list>
      <text:p text:style-name="Standard"/>
      <text:p text:style-name="Standard">Con spring va bene ambiente multistrato ma va bene tutto perche non differenzia i comportamenti dei componenti non ho queste limitazioni piu flessibile e piu adatto alle tecnologie claud</text:p>
      <text:p text:style-name="Standard"/>
      <text:p text:style-name="Standard">Cosa sono i servlet ??</text:p>
      <text:p text:style-name="Standard"/>
      <text:p text:style-name="Standard">Sono classi java con <text:s/>annotazioni particolari <text:s/>estendono http lo scopo e rispondere a richieste post e get 90% al protocollo http e sono la cosa a piu basso livello di EE pero sono la cosa fondamentale in EE si smazza tutto In che ambito si muove requestDispacher e mvc Model View Control puo wrappare un oggetto jsp. Request Dispacer serve per interfacciare una servlet con una jsp il servlet non e adatto a produrre html per che il server e un controllore e jsp e una visione. Patter mvc 5 strati composizione ecc che principio corrispondono ?? Separazione delle responsabilita dice che scompongo il progetto in problemi piu semplici ogni entita svolga dei compiti ben principi e specifici, scomposizione problema di certi componenti risolgono problemi ben definiti. Pattern di design mi aiutano sul design del codice della classe <text:s/>il pattern architetturale mi aiutano tra la seperazione tra macro sistemi. </text:p>
      <text:p text:style-name="Standard"/>
      <text:p text:style-name="Standard">Rest e Web Service Soap</text:p>
      <text:p text:style-name="Standard"/>
      <text:p text:style-name="Standard">rest espone risorse assacciate a uri che sono le chiavi mentre soap espone dei servizi di bsness. Servono a fornire accesso remoto ad un sistema fare cliente server poi differenziano architetturale du eimpostazioni diversa. Rest in che manipola le risorse con le uri attraverso i 4 metodi concettualmente sono i crud cretate retrive update update delete. Cosa vuol Dire rest cioe basato sul trasferimento di rappresentazione dello stato delle risorse . Una rappresntazione sono xml json o quello cha mi pare non sono delle risose ma viene rappresntato in <text:s/>json e xml caratteristica di rest statless sono senza stato che non esiste e quello della conversazione <text:s/>Frase “ E come dovrebbe esssere fatta un applicazione web per avere una macchina a strati dove le pagine sono gli strati i clic sono le transizioni di stato” era il modo con cui era stato inventato il web.</text:p>
      <text:p text:style-name="Standard"/>
      <text:p text:style-name="Standard">Web Service</text:p>
      <text:p text:style-name="Standard">Soap problema diverso architetturale diverso precedessore di soap Corba come finzionava scopo realizzare cliente server con l'inguazzi di programmazione diversi idl= descrizione delle interfaccie delle servlet corba doveva essere neutro . Idl veniva trasformato in stab ()e sceletro io non dovevo occupare dei dettagli. Con Corba descrivi la tu interfaccia in maniera stratta e io ti genero lato server lo scheletro cioe con il linguaggio che mi specifichi su lato server l parte di implementazione vuota pero ce tutto il guscio dentro mi metti l implemntazione dal alto client ti genero una libreira <text:soft-page-break/>con cui ti puoi chiamare il server</text:p>
      <text:p text:style-name="Standard">Soap parte dalla stessa idea solo che usa xml al posto idl wsdl anche protocollo utilizza xml ce un meccanismo da wdsl . Si descrive con un wsdl l interfaccia del server e poi con i compilatori si ottengono gli stab il codice client e dalla ltra parte lo scheletro cioe il guscio che con qualche tecnologia sara da deploiare. Dal punto di visya architetturale orchestrzione dei servizi devono coordinarsi per ottenere dei risultati</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stefano marcolongo</meta:initial-creator>
    <meta:creation-date>2019-02-18T20:17:36.14</meta:creation-date>
    <dc:date>2019-02-18T22:59:42.64</dc:date>
    <dc:creator>stefano marcolongo</dc:creator>
    <meta:editing-duration>PT37M32S</meta:editing-duration>
    <meta:editing-cycles>2</meta:editing-cycles>
    <meta:generator>OpenOffice/4.1.1$Win32 OpenOffice.org_project/411m6$Build-9775</meta:generator>
    <meta:document-statistic meta:table-count="0" meta:image-count="0" meta:object-count="0" meta:page-count="4" meta:paragraph-count="44" meta:word-count="1776" meta:character-count="10869"/>
  </office:meta>
</office:document-meta>
</file>